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30000012BEEF60D1562FB2301.png" manifest:media-type="image/png"/>
  <manifest:file-entry manifest:full-path="Pictures/100000000000028E000000B758201F8C5C7E04B1.png" manifest:media-type="image/png"/>
  <manifest:file-entry manifest:full-path="Pictures/1000000000000211000001FA3F864E49B28FDB2F.png" manifest:media-type="image/png"/>
  <manifest:file-entry manifest:full-path="Pictures/1000000000000179000002D904A26E374278829F.png" manifest:media-type="image/png"/>
  <manifest:file-entry manifest:full-path="Pictures/1000000000000256000002C67430D7BC644771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5b9f" officeooo:paragraph-rsid="00185b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802073 OOP_silseub assignment 01</text:p>
      <text:p text:style-name="P1">Kim Yeong Tae</text:p>
      <text:p text:style-name="P1">Source code capture )</text:p>
      <text:p text:style-name="P1"><draw:frame draw:style-name="fr1" draw:name="Image1" text:anchor-type="paragraph" svg:x="-0.2311in" svg:y="0.0835in" svg:width="2.3752in" svg:height="4.0457in" draw:z-index="0"><draw:image xlink:href="Pictures/1000000000000179000002D904A26E374278829F.png" xlink:type="simple" xlink:show="embed" xlink:actuate="onLoad" loext:mime-type="image/png"/></draw:frame><draw:frame draw:style-name="fr1" draw:name="Image2" text:anchor-type="paragraph" svg:x="2.3091in" svg:y="0in" svg:width="2.7681in" svg:height="3.9728in" draw:z-index="1"><draw:image xlink:href="Pictures/1000000000000256000002C67430D7BC64477147.png" xlink:type="simple" xlink:show="embed" xlink:actuate="onLoad" loext:mime-type="image/png"/></draw:frame><draw:frame draw:style-name="fr1" draw:name="Image3" text:anchor-type="paragraph" svg:x="4.6in" svg:y="1.4319in" svg:width="2.8799in" svg:height="2.7547in" draw:z-index="2"><draw:image xlink:href="Pictures/1000000000000211000001FA3F864E49B28FDB2F.png" xlink:type="simple" xlink:show="embed" xlink:actuate="onLoad" loext:mime-type="image/png"/></draw:frame><draw:frame draw:style-name="fr1" draw:name="Image4" text:anchor-type="paragraph" svg:x="-0.2736in" svg:y="4.4799in" svg:width="4.4252in" svg:height="1.2382in" draw:z-index="3"><draw:image xlink:href="Pictures/100000000000028E000000B758201F8C5C7E04B1.png" xlink:type="simple" xlink:show="embed" xlink:actuate="onLoad" loext:mime-type="image/png"/></draw:frame><draw:frame draw:style-name="fr1" draw:name="Image5" text:anchor-type="paragraph" svg:x="-0.3083in" svg:y="5.9854in" svg:width="4.1835in" svg:height="2.1602in" draw:z-index="4"><draw:image xlink:href="Pictures/10000000000002430000012BEEF60D1562FB230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4:29:00.709835944</meta:creation-date>
    <dc:date>2019-11-12T14:41:36.238979341</dc:date>
    <meta:editing-duration>PT12M35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2" meta:paragraph-count="3" meta:word-count="11" meta:character-count="69" meta:non-whitespace-character-count="61"/>
  </office:meta>
</office:document-meta>
</file>